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0a9f3" officeooo:paragraph-rsid="0000a9f3" style:font-size-asian="26pt" style:font-size-complex="26pt"/>
    </style:style>
    <style:style style:name="P2" style:family="paragraph" style:parent-style-name="Standard">
      <style:text-properties fo:font-size="11pt" officeooo:rsid="0000a9f3" officeooo:paragraph-rsid="0000a9f3" style:font-size-asian="9.60000038146973pt" style:font-size-complex="11pt"/>
    </style:style>
    <style:style style:name="P3" style:family="paragraph" style:parent-style-name="Standard">
      <style:text-properties fo:font-size="11pt" officeooo:rsid="00037537" officeooo:paragraph-rsid="00037537" style:font-size-asian="11pt" style:font-size-complex="11pt"/>
    </style:style>
    <style:style style:name="P4" style:family="paragraph" style:parent-style-name="Standard">
      <style:text-properties fo:font-size="11pt" fo:font-weight="normal" officeooo:rsid="000a559a" officeooo:paragraph-rsid="000a559a" style:font-size-asian="11pt" style:font-weight-asian="normal" style:font-size-complex="11pt" style:font-weight-complex="normal"/>
    </style:style>
    <style:style style:name="T1" style:family="text">
      <style:text-properties officeooo:rsid="0007c3ca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ndlagend der <text:span text:style-name="T1">GMBH</text:span></text:p>
      <text:p text:style-name="P2"/>
      <text:p text:style-name="P3"><text:span text:style-name="T2">Zusammenfassung</text:span></text:p>
      <text:p text:style-name="P3"><text:span text:style-name="T2"/></text:p>
      <text:p text:style-name="P3"><text:span text:style-name="T2"><text:s/></text:span></text:p>
      <text:p text:style-name="P4">Die <text:s/>GMBH ist eine personenbezogene Kapitalgesellschaft an der eine oder mehrere Perosnen oder Handelsgesellschaft beteilliogt sind.(772.1)</text:p>
      <text:p text:style-name="P4"/>
      <text:p text:style-name="P4">Das Stammkapital muss mindestens 20000 betragen(773)</text:p>
      <text:p text:style-name="P4"/>
      <text:p text:style-name="P4">Der Nennwert <text:s/>der Stammanteile muss mindestzens <text:s/>100 Franken betreagen...(774.1)</text:p>
      <text:p text:style-name="P4"/>
      <text:p text:style-name="P4">Der Stammanteil muss mindestens zum Nennwert ausgegeben werden(774.2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15S</meta:editing-duration>
    <meta:editing-cycles>4</meta:editing-cycles>
    <meta:generator>LibreOffice/5.2.4.2$Windows_x86 LibreOffice_project/3d5603e1122f0f102b62521720ab13a38a4e0eb0</meta:generator>
    <dc:date>2017-01-29T16:37:01.983000000</dc:date>
    <meta:document-statistic meta:table-count="0" meta:image-count="0" meta:object-count="0" meta:page-count="1" meta:paragraph-count="7" meta:word-count="43" meta:character-count="376" meta:non-whitespace-character-count="335"/>
    <meta:user-defined meta:name="Info 1"/>
    <meta:user-defined meta:name="Info 2"/>
    <meta:user-defined meta:name="Info 3"/>
    <meta:user-defined meta:name="Info 4"/>
  </office:meta>
</office:document-meta>
</file>